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00cfa4" officeooo:paragraph-rsid="0000cfa4"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nippet': {u'thumbnails': {u'default': {u'url': u'https://i.ytimg.com/vi/rHKwIYsPXLg/default.jpg', u'width': 120, u'height': 90}, u'high': {u'url': u'https://i.ytimg.com/vi/rHKwIYsPXLg/hqdefault.jpg', u'width': 480, u'height': 360}, u'medium': {u'url': u'https://i.ytimg.com/vi/rHKwIYsPXLg/mqdefault.jpg', u'width': 320, u'height': 180}, u'maxres': {u'url': u'https://i.ytimg.com/vi/rHKwIYsPXLg/maxresdefault.jpg', u'width': 1280, u'height': 720}, u'standard': {u'url': u'https://i.ytimg.com/vi/rHKwIYsPXLg/sddefault.jpg', u'width': 640, u'height': 480}}, u'title': u'John Searle: "Consciousness in Artificial Intelligence" | Talks at Google', u'defaultAudioLanguage': u'en', u'localized': {u'description': u'John Searle is the Slusser Professor of Philosophy at the University of California, Berkeley. His Talk at Google is focused on the philosophy of mind and the potential for consciousness in artificial intelligence. This Talk was hosted for Google\'s Singularity Network.\n\nJohn is widely noted for his contributions to the philosophy of language, philosophy of mind and social philosophy. Searle has received the Jean Nicod Prize, the National Humanities Medal, and the Mind &amp; Brain Prize for his work. Among his notable concepts is the "Chinese room" argument against "strong" artificial intelligence.', u'title': u'John Searle: "Consciousness in Artificial Intelligence" | Talks at Google'}, u'channelId': u'UCbmNph6atAoGfqLoCL_duAg', u'publishedAt': u'2015-12-04T01:55:44.000Z', u'liveBroadcastContent': u'none', u'channelTitle': u'Talks at Google', u'categoryId': u'28', u'tags': [u'searle', u'john searle', u'philosophy', u'philosophy of mind', u'consciousness', u'artificial intelligence', u'singularity', u'ai', u'chinese room', u'Math', u'Computer', u'Technology', u'Intelligence (Quotation Subject)'], u'description': u'John Searle is the Slusser Professor of Philosophy at the University of California, Berkeley. His Talk at Google is focused on the philosophy of mind and the potential for consciousness in artificial intelligence. This Talk was hosted for Google\'s Singularity Network.\n\nJohn is widely noted for his contributions to the philosophy of language, philosophy of mind and social philosophy. Searle has received the Jean Nicod Prize, the National Humanities Medal, and the Mind &amp; Brain Prize for his work. Among his notable concepts is the "Chinese room" argument against "strong" artificial intelligence.'}, u'recordingDetails': {u'recordingDate': u'2015-12-23T00:00:00.000Z', u'location': {u'latitude': 37.4221, u'altitude': 0.0, u'longitude': <text:soft-page-break/>-122.08757}}, u'kind': u'youtube#video', u'etag': u'"I_8xdZu766_FSaexEaDXTIfEWc0/A2o2A47yA5SmHRB55BnVLvB45qs"', u'id': u'rHKwIYsPXLg'}</text:p>
      <text:p text:style-name="P1">Vide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4T15:46:27.966566128</meta:creation-date>
    <dc:date>2016-10-04T17:09:30.009753812</dc:date>
    <meta:editing-duration>PT1H12M52S</meta:editing-duration>
    <meta:editing-cycles>1</meta:editing-cycles>
    <meta:document-statistic meta:table-count="0" meta:image-count="0" meta:object-count="0" meta:page-count="2" meta:paragraph-count="2" meta:word-count="296" meta:character-count="2725" meta:non-whitespace-character-count="2431"/>
    <meta:generator>LibreOffice/5.1.4.2$Linux_X86_64 LibreOffice_project/10m0$Build-2</meta:generator>
  </office:meta>
</office:document-meta>
</file>